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2" svg:font-family="0"/>
    <style:font-face style:name="Lohit Hindi4" svg:font-family="'Lohit Hindi'"/>
    <style:font-face style:name="Ubuntu Mono2" svg:font-family="'Ubuntu Mono'"/>
    <style:font-face style:name="01" svg:font-family="0" style:font-family-generic="roman"/>
    <style:font-face style:name="Lohit Hindi1" svg:font-family="'Lohit Hindi'" style:font-family-generic="roman"/>
    <style:font-face style:name="Ubuntu Mono1" svg:font-family="'Ubuntu Mono'" style:font-pitch="fixed"/>
    <style:font-face style:name="DejaVu Sans Mono2" svg:font-family="'DejaVu Sans Mono'" style:font-family-generic="modern" style:font-pitch="fixed"/>
    <style:font-face style:name="03" svg:font-family="0" style:font-family-generic="roman" style:font-pitch="fixed"/>
    <style:font-face style:name="Ubuntu Mono3" svg:font-family="'Ubuntu Mono'" style:font-family-generic="roman" style:font-pitch="fixed"/>
    <style:font-face style:name="Arial1" svg:font-family="Arial" style:font-pitch="variable"/>
    <style:font-face style:name="Lohit Hindi3" svg:font-family="'Lohit Hindi'" style:font-pitch="variable"/>
    <style:font-face style:name="Ubuntu1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Ubuntu Mono" svg:font-family="'Ubuntu Mono'" style:font-pitch="variable"/>
    <style:font-face style:name="DejaVu Sans Mono1" svg:font-family="'DejaVu Sans Mono'" style:font-family-generic="modern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Arial3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4.838cm"/>
    </style:style>
    <style:style style:name="gr5" style:family="graphic" style:parent-style-name="standard">
      <style:graphic-properties draw:stroke="none" draw:fill="none" fo:min-height="3.288cm"/>
    </style:style>
    <style:style style:name="gr6" style:family="graphic" style:parent-style-name="standard">
      <style:graphic-properties draw:stroke="none" draw:fill="none" fo:min-height="11.503cm"/>
    </style:style>
    <style:style style:name="gr7" style:family="graphic" style:parent-style-name="standard">
      <style:graphic-properties draw:stroke="none" draw:fill="none" fo:min-height="11.6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6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Ubuntu Light2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Ubuntu Light1"/>
    </style:style>
    <style:style style:name="P6" style:family="paragraph"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style:font-name="Ubuntu Mono1" fo:font-size="22pt" style:font-size-asian="22pt" style:font-size-complex="22pt"/>
    </style:style>
    <style:style style:name="P9" style:family="paragraph">
      <style:text-properties style:font-name="01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style:font-name="01" fo:font-size="26pt" style:font-size-asian="26pt" style:font-size-complex="26pt"/>
    </style:style>
    <style:style style:name="P12" style:family="paragraph">
      <style:text-properties style:font-name="Ubuntu Mono1" fo:font-size="26pt" fo:font-style="normal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T1" style:family="text">
      <style:text-properties style:font-name="Ubuntu Light2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style:font-name="Ubuntu Light1" fo:font-size="32pt" fo:font-style="normal" style:font-style-asian="normal" style:font-style-complex="normal"/>
    </style:style>
    <style:style style:name="T4" style:family="text">
      <style:text-properties style:text-line-through-style="solid"/>
    </style:style>
    <style:style style:name="T5" style:family="text">
      <style:text-properties style:font-name="Ubuntu Mono1" fo:font-size="22pt" style:font-size-asian="22pt" style:font-size-complex="22pt"/>
    </style:style>
    <style:style style:name="T6" style:family="text">
      <style:text-properties fo:color="#008000" style:font-name="01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408080" style:font-name="01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666666" style:font-name="01" fo:font-size="22pt" style:font-size-asian="22pt" style:font-size-complex="22pt"/>
    </style:style>
    <style:style style:name="T9" style:family="text">
      <style:text-properties fo:color="#ba2121" style:font-name="01" fo:font-size="22pt" style:font-size-asian="22pt" style:font-size-complex="22pt"/>
    </style:style>
    <style:style style:name="T10" style:family="text">
      <style:text-properties fo:color="#408080" style:font-name="Ubuntu Mono1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666666" style:font-name="01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008000" style:font-name="0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ba2121" style:font-name="01" fo:font-size="22pt" fo:font-style="normal" style:font-size-asian="22pt" style:font-style-asian="normal" style:font-size-complex="22pt" style:font-style-complex="normal"/>
    </style:style>
    <style:style style:name="T14" style:family="text">
      <style:text-properties fo:color="#008000" style:font-name="01"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01"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008000" style:font-name="01" fo:font-size="22pt" style:font-size-asian="22pt" style:font-size-complex="22pt"/>
    </style:style>
    <style:style style:name="T17" style:family="text">
      <style:text-properties style:text-outline="false" style:text-line-through-style="none" style:font-name="Ubuntu Mono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a2121" style:text-outline="false" style:text-line-through-style="none" style:font-name="0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font-name="Ubuntu Mono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Ubuntu Mono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408080" style:font-name="Ubuntu Mono1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408080" style:font-name="Ubuntu Mono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ba2121" style:font-name="0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ff0000" style:font-name="Ubuntu Light1" fo:font-size="32pt" fo:font-style="normal" style:font-style-asian="normal" style:font-style-complex="normal"/>
    </style:style>
    <style:style style:name="T27" style:family="text">
      <style:text-properties style:text-outline="false" style:text-line-through-style="none" style:font-name="Ubuntu Mono1" fo:font-size="22pt" fo:font-style="normal" fo:text-shadow="none" style:text-underline-style="none" style:letter-kerning="true" style:font-name-asian="DejaVu Sans" style:font-size-asian="22pt" style:font-style-asian="normal" style:font-name-complex="Lohit Hindi2" style:font-size-complex="22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style:font-name="01" fo:font-size="22pt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8000" style:text-outline="false" style:text-line-through-style="none" style:font-name="0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Ubuntu Mono1" fo:font-size="26pt" style:font-size-asian="26pt" style:font-size-complex="26pt"/>
    </style:style>
    <style:style style:name="T31" style:family="text">
      <style:text-properties fo:color="#666666" style:font-name="01" fo:font-size="26pt" style:font-size-asian="26pt" style:font-size-complex="26pt"/>
    </style:style>
    <style:style style:name="T32" style:family="text">
      <style:text-properties fo:color="#ba2121" style:font-name="01" fo:font-size="26pt" style:font-size-asian="26pt" style:font-size-complex="26pt"/>
    </style:style>
    <style:style style:name="T33" style:family="text">
      <style:text-properties fo:color="#008000" style:font-name="01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008000" style:font-name="01" fo:font-size="26pt" style:font-size-asian="26pt" style:font-size-complex="26pt"/>
    </style:style>
    <style:style style:name="T35" style:family="text">
      <style:text-properties fo:color="#008000" style:font-name="Ubuntu Mono1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666666" style:font-name="01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ba2121" style:font-name="01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408080" style:font-name="Ubuntu Mono1" fo:font-size="26pt" fo:font-style="normal" style:font-size-asian="22pt" style:font-style-asian="italic" style:font-size-complex="22pt" style:font-style-complex="italic"/>
    </style:style>
    <style:style style:name="T39" style:family="text">
      <style:text-properties fo:color="#666666" style:font-name="Ubuntu Mono1" fo:font-size="26pt" fo:font-style="normal" style:font-size-asian="22pt" style:font-style-asian="italic" style:font-size-complex="22pt" style:font-style-complex="italic"/>
    </style:style>
    <style:style style:name="T40" style:family="text">
      <style:text-properties fo:color="#ba2121" style:font-name="Ubuntu Mono1" fo:font-size="26pt" fo:font-style="normal" style:font-size-asian="22pt" style:font-style-asian="italic" style:font-size-complex="22pt" style:font-style-complex="italic"/>
    </style:style>
    <style:style style:name="T41" style:family="text">
      <style:text-properties fo:color="#008000" style:font-name="01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42" style:family="text">
      <style:text-properties fo:color="#008000" style:font-name="01" fo:font-size="26pt" fo:font-style="normal" style:font-size-asian="22pt" style:font-style-asian="italic" style:font-size-complex="22pt" style:font-style-complex="italic"/>
    </style:style>
    <style:style style:name="T43" style:family="text">
      <style:text-properties fo:color="#408080" style:font-name="01" fo:font-size="26pt" fo:font-style="italic" style:font-size-asian="22pt" style:font-style-asian="italic" style:font-size-complex="22pt" style:font-style-complex="italic"/>
    </style:style>
    <style:style style:name="T44" style:family="text">
      <style:text-properties fo:color="#666666" style:font-name="01" fo:font-size="26pt" fo:font-style="normal" style:font-size-asian="22pt" style:font-style-asian="italic" style:font-size-complex="22pt" style:font-style-complex="italic"/>
    </style:style>
    <style:style style:name="T4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Go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  <text:list-item>
                <text:p text:style-name="P3"><text:span text:style-name="T2">Also it is written by a GO Impostor ;-)</text:span></text:p>
              </text:list-item>
              <text:list-item>
                <text:p text:style-name="P3"><text:span text:style-name="T2">Wish I saw Nathan's talk before I did some of these examples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4.014cm" svg:height="14.847cm" svg:x="16.972cm" svg:y="6.9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<text:span text:style-name="T4">While</text:span> For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3" draw:layer="layout" svg:width="15.863cm" svg:height="15.289cm" svg:x="0.462cm" svg:y="6.967cm">
          <draw:text-box>
            <text:p><text:span text:style-name="T5"/></text:p>
            <text:p><text:span text:style-name="T5"><text:tab/></text:span><text:span text:style-name="T5">condition := false</text:span></text:p>
            <text:p><text:span text:style-name="T5"><text:tab/></text:span><text:span text:style-name="T6">for</text:span><text:span text:style-name="T5"> condition {</text:span></text:p>
            <text:p><text:span text:style-name="T5"><text:tab/></text:span><text:span text:style-name="T5"><text:tab/></text:span><text:span text:style-name="T7">// ...</text:span></text:p>
            <text:p><text:span text:style-name="T5"><text:tab/></text:span><text:span text:style-name="T5"><text:tab/></text:span><text:span text:style-name="T5">condition = !condition</text:span></text:p>
            <text:p><text:span text:style-name="T5"><text:tab/></text:span><text:span text:style-name="T5">}</text:span></text:p>
            <text:p><text:span text:style-name="T5"><text:tab/></text:span><text:span text:style-name="T5">reader := bufio.NewReader(os.Stdin)</text:span></text:p>
            <text:p><text:span text:style-name="T5"><text:tab/></text:span><text:span text:style-name="T5">reads := </text:span><text:span text:style-name="T8">0</text:span></text:p>
            <text:p><text:span text:style-name="T5"><text:tab/></text:span><text:span text:style-name="T6">for</text:span><text:span text:style-name="T5"> {</text:span></text:p>
            <text:p><text:span text:style-name="T5"><text:tab/></text:span><text:span text:style-name="T5"><text:tab/></text:span><text:span text:style-name="T5">reads++</text:span></text:p>
            <text:p><text:span text:style-name="T5"><text:tab/></text:span><text:span text:style-name="T5"><text:tab/></text:span><text:span text:style-name="T5">_, err := reader.ReadString(</text:span><text:span text:style-name="T9">'\n'</text:span><text:span text:style-name="T5">);</text:span></text:p>
            <text:p><text:span text:style-name="T5"><text:tab/></text:span><text:span text:style-name="T5"><text:tab/></text:span><text:span text:style-name="T6">if</text:span><text:span text:style-name="T5"> err!=nil {</text:span></text:p>
            <text:p><text:span text:style-name="T5"><text:tab/></text:span><text:span text:style-name="T5"><text:tab/></text:span><text:span text:style-name="T5"><text:tab/></text:span><text:span text:style-name="T6">break</text:span><text:span text:style-name="T5">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}</text:span></text:p>
            <text:p><text:span text:style-name="T5"><text:tab/></text:span><text:span text:style-name="T5">fmt.Printf(</text:span><text:span text:style-name="T9">"Reads: %d\n"</text:span><text:span text:style-name="T5">, reads)</text:span></text:p>
            <text:p><text:span text:style-name="T5"/></text:p>
            <text:p><text:span text:style-name="T5"><text:tab/></text:span></text:p>
          </draw:text-box>
        </draw:frame>
        <draw:frame draw:style-name="gr3" draw:layer="layout" svg:width="13.174cm" svg:height="14.239cm" svg:x="15.776cm" svg:y="6.334cm">
          <draw:text-box>
            <text:p><text:span text:style-name="T5"/></text:p>
            <text:p><text:span text:style-name="T5"><text:tab/></text:span><text:span text:style-name="T5">x := </text:span><text:span text:style-name="T8">10</text:span></text:p>
            <text:p><text:span text:style-name="T5"><text:tab/></text:span><text:span text:style-name="T6">for</text:span><text:span text:style-name="T5"> x &gt; </text:span><text:span text:style-name="T8">0</text:span><text:span text:style-name="T5"> {</text:span></text:p>
            <text:p><text:span text:style-name="T5"><text:tab/></text:span><text:span text:style-name="T5"><text:tab/></text:span><text:span text:style-name="T5">x = x - </text:span><text:span text:style-name="T8">1</text:span></text:p>
            <text:p><text:span text:style-name="T5"><text:tab/></text:span><text:span text:style-name="T5">}</text:span></text:p>
            <text:p><text:span text:style-name="T5"><text:tab/></text:span><text:span text:style-name="T7">// x is 0</text:span></text:p>
            <text:p><text:span text:style-name="T5"><text:tab/></text:span><text:span text:style-name="T5">fmt.Printf(</text:span><text:span text:style-name="T9">"x is %d\n"</text:span><text:span text:style-name="T5">, x)</text:span></text:p>
            <text:p><text:span text:style-name="T5"><text:tab/></text:span></text:p>
            <text:p><text:span text:style-name="T5"><text:tab/></text:span><text:span text:style-name="T7">// maybe you're not sure how</text:span></text:p>
            <text:p><text:span text:style-name="T5"><text:tab/></text:span><text:span text:style-name="T7">// many iterations you need?</text:span></text:p>
            <text:p><text:span text:style-name="T5"><text:tab/></text:span><text:span text:style-name="T5">y := </text:span><text:span text:style-name="T8">100.0</text:span></text:p>
            <text:p><text:span text:style-name="T5"><text:tab/></text:span><text:span text:style-name="T6">for</text:span><text:span text:style-name="T5"> y &gt; </text:span><text:span text:style-name="T8">1</text:span><text:span text:style-name="T5"> {</text:span></text:p>
            <text:p><text:span text:style-name="T5"><text:tab/></text:span><text:span text:style-name="T5"><text:tab/></text:span><text:span text:style-name="T5">y = y / </text:span><text:span text:style-name="T8">3</text:span><text:span text:style-name="T5">;</text:span></text:p>
            <text:p><text:span text:style-name="T5"><text:tab/></text:span><text:span text:style-name="T5">}</text:span></text:p>
            <text:p><text:span text:style-name="T5"><text:tab/></text:span><text:span text:style-name="T5">fmt.Printf(</text:span><text:span text:style-name="T9">"y is %f\n"</text:span><text:span text:style-name="T5">, y)</text:span></text:p>
            <text:p><text:span text:style-name="T5"><text:tab/></text:span><text:span text:style-name="T7">// y is 0.4115226337448560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2.909cm" svg:height="12.384cm" svg:x="15.757cm" svg:y="6.64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3" draw:text-style-name="P6" draw:layer="layout" svg:width="21.184cm" svg:height="14.891cm" svg:x="0.33cm" svg:y="7.329cm">
          <draw:text-box>
            <text:p><text:span text:style-name="T10"><text:tab/></text:span><text:span text:style-name="T10">sum := </text:span><text:span text:style-name="T11">0</text:span><text:span text:style-name="T10">;</text:span></text:p>
            <text:p><text:span text:style-name="T10"><text:tab/></text:span><text:span text:style-name="T12">for</text:span><text:span text:style-name="T10"> i := </text:span><text:span text:style-name="T11">0</text:span><text:span text:style-name="T10"> ; i &lt; </text:span><text:span text:style-name="T11">10</text:span><text:span text:style-name="T10">; i++ {</text:span></text:p>
            <text:p><text:span text:style-name="T10"><text:tab/></text:span><text:span text:style-name="T10"><text:tab/></text:span><text:span text:style-name="T10">sum += i;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um is %d\n"</text:span><text:span text:style-name="T10">, sum)</text:span></text:p>
            <text:p><text:span text:style-name="T10"/></text:p>
            <text:p><text:span text:style-name="T10"><text:tab/></text:span><text:span text:style-name="T10">s := </text:span><text:span text:style-name="T13">""</text:span></text:p>
            <text:p><text:span text:style-name="T10"><text:tab/></text:span><text:span text:style-name="T10">s2 := </text:span><text:span text:style-name="T13">"</text:span></text:p>
            <text:p><text:span text:style-name="T10"><text:tab/></text:span><text:span text:style-name="T10">v := []</text:span><text:span text:style-name="T14">string</text:span><text:span text:style-name="T10">{</text:span><text:span text:style-name="T13">"a"</text:span><text:span text:style-name="T10">,</text:span><text:span text:style-name="T13">"b"</text:span><text:span text:style-name="T10">,</text:span><text:span text:style-name="T13">"c"</text:span><text:span text:style-name="T10">}</text:span></text:p>
            <text:p><text:span text:style-name="T10"><text:tab/></text:span><text:span text:style-name="T10">u := </text:span><text:span text:style-name="T12">map</text:span><text:span text:style-name="T10">[</text:span><text:span text:style-name="T14">string</text:span><text:span text:style-name="T10">]</text:span><text:span text:style-name="T14">string</text:span><text:span text:style-name="T10">{</text:span><text:span text:style-name="T13">"A"</text:span><text:span text:style-name="T10">:</text:span><text:span text:style-name="T13">"a"</text:span><text:span text:style-name="T10">, </text:span><text:span text:style-name="T13">"B"</text:span><text:span text:style-name="T10">:</text:span><text:span text:style-name="T13">"b"</text:span><text:span text:style-name="T10">,</text:span><text:span text:style-name="T13">"C"</text:span><text:span text:style-name="T10">:</text:span><text:span text:style-name="T13">"c"</text:span><text:span text:style-name="T10">}</text:span></text:p>
            <text:p><text:span text:style-name="T10"><text:tab/></text:span><text:span text:style-name="T12">for</text:span><text:span text:style-name="T10"> i, val := </text:span><text:span text:style-name="T12">range</text:span><text:span text:style-name="T10"> v {</text:span></text:p>
            <text:p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><text:span text:style-name="T10"><text:tab/></text:span><text:span text:style-name="T10"><text:tab/></text:span><text:span text:style-name="T10"><text:tab/></text:span><text:span text:style-name="T10">s += val; 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[%s]\n"</text:span><text:span text:style-name="T10">,s)</text:span></text:p>
            <text:p><text:span text:style-name="T15"/></text:p>
          </draw:text-box>
        </draw:frame>
        <draw:frame draw:style-name="gr3" draw:text-style-name="P7" draw:layer="layout" svg:width="14.061cm" svg:height="12.173cm" svg:x="14.605cm" svg:y="6.855cm">
          <draw:text-box>
            <text:p><text:span text:style-name="T10"><text:tab/></text:span><text:span text:style-name="T12">for</text:span><text:span text:style-name="T10"> key, val := </text:span><text:span text:style-name="T12">range</text:span><text:span text:style-name="T10"> u {</text:span></text:p>
            <text:p><text:span text:style-name="T10"><text:tab/></text:span><text:span text:style-name="T10"><text:tab/></text:span><text:span text:style-name="T10">s += key;</text:span></text:p>
            <text:p><text:span text:style-name="T10"><text:tab/></text:span><text:span text:style-name="T10"><text:tab/></text:span><text:span text:style-name="T10">s += val; 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[%s]\n"</text:span><text:span text:style-name="T10">,s)</text:span></text:p>
            <text:p><text:span text:style-name="T10"><text:tab/></text:span><text:span text:style-name="T12">for</text:span><text:span text:style-name="T10"> i, val := </text:span><text:span text:style-name="T12">range</text:span><text:span text:style-name="T10"> s2 {</text:span></text:p>
            <text:p><text:span text:style-name="T10"><text:tab/></text:span><text:span text:style-name="T10"><text:tab/></text:span><text:span text:style-name="T7">// i is the byte location</text:span></text:p>
            <text:p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><text:span text:style-name="T10"><text:tab/></text:span><text:span text:style-name="T10"><text:tab/></text:span><text:span text:style-name="T10"><text:tab/></text:span><text:span text:style-name="T10">s += </text:span><text:span text:style-name="T14">string</text:span><text:span text:style-name="T10">(val);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(note that the </text:span></text:p>
            <text:p><text:span text:style-name="T13"><text:s text:c="7"/></text:span><text:span text:style-name="T13">unique was base-4) [%s]\n"</text:span><text:span text:style-name="T10">,s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8" draw:layer="layout" svg:width="15.894cm" svg:height="18.261cm" svg:x="12.059cm" svg:y="3.086cm">
          <draw:text-box>
            <text:p><text:span text:style-name="T5"/></text:p>
            <text:p><text:span text:style-name="T5"><text:tab/></text:span><text:span text:style-name="T5">stump := </text:span><text:span text:style-name="T6">map</text:span><text:span text:style-name="T5">[</text:span><text:span text:style-name="T16">string</text:span><text:span text:style-name="T5">]Tree{}</text:span><text:span text:style-name="T5"><text:tab/></text:span></text:p>
            <text:p><text:span text:style-name="T5"/></text:p>
            <text:p><text:span text:style-name="T5"><text:tab/></text:span><text:span text:style-name="T5">tree := Tree{</text:span><text:span text:style-name="T8">0</text:span><text:span text:style-name="T5">,</text:span></text:p>
            <text:p><text:span text:style-name="T5"><text:tab/></text:span><text:span text:style-name="T5"><text:tab/>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9">"a"</text:span><text:span text:style-name="T5">:Tree{</text:span><text:span text:style-name="T8">1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9">"b"</text:span><text:span text:style-name="T5">:Tree{</text:span><text:span text:style-name="T8">2</text:span><text:span text:style-name="T5">, 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h"</text:span><text:span text:style-name="T5">:Tree{</text:span><text:span text:style-name="T8">8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i"</text:span><text:span text:style-name="T5">:Tree{</text:span><text:span text:style-name="T8">9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j"</text:span><text:span text:style-name="T5">:Tree{</text:span><text:span text:style-name="T8">10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9">"c"</text:span><text:span text:style-name="T5">:Tree{</text:span><text:span text:style-name="T8">3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9">"d"</text:span><text:span text:style-name="T5">:Tree{</text:span><text:span text:style-name="T8">4</text:span><text:span text:style-name="T5">, 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e"</text:span><text:span text:style-name="T5">:Tree{</text:span><text:span text:style-name="T8">5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f"</text:span><text:span text:style-name="T5">:Tree{</text:span><text:span text:style-name="T8">6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g"</text:span><text:span text:style-name="T5">:Tree{</text:span><text:span text:style-name="T8">7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},</text:span></text:p>
            <text:p><text:span text:style-name="T5"><text:tab/></text:span><text:span text:style-name="T5">}</text:span><text:span text:style-name="T5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8" draw:layer="layout" svg:width="19.51cm" svg:height="9.582cm" svg:x="9.196cm" svg:y="3.34cm">
          <draw:text-box>
            <text:p><text:span text:style-name="T5"/></text:p>
            <text:p><text:span text:style-name="T5"><text:tab/></text:span><text:span text:style-name="T17">fmt.Printf(</text:span><text:span text:style-name="T18">"Treesum %d\n"</text:span><text:span text:style-name="T19">, TreeSum( tree ))</text:span></text:p>
            <text:p><text:span text:style-name="T5"/></text:p>
            <text:p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7">// Call Back walker</text:span></text:p>
            <text:p><text:span text:style-name="T5"><text:tab/></text:span><text:span text:style-name="T5">TreeWalker(tree, </text:span><text:span text:style-name="T6">func</text:span><text:span text:style-name="T5">(t Tree) { </text:span></text:p>
            <text:p><text:span text:style-name="T5"><text:s text:c="6"/></text:span><text:span text:style-name="T5">fmt.Printf(</text:span><text:span text:style-name="T9">"Node value %d\n"</text:span><text:span text:style-name="T5">,t.Value) } )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" draw:text-style-name="P3" draw:layer="layout" svg:width="14.251cm" svg:height="7.019cm" svg:x="13.559cm" svg:y="13.1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6.052cm" svg:height="14.345cm" svg:x="1.4cm" svg:y="4.343cm">
          <draw:text-box>
            <text:p><text:span text:style-name="T6">type</text:span><text:span text:style-name="T5"> Tree </text:span><text:span text:style-name="T6">struct</text:span><text:span text:style-name="T5"> {</text:span></text:p>
            <text:p><text:span text:style-name="T5"><text:s text:c="4"/></text:span><text:span text:style-name="T5">Value </text:span><text:span text:style-name="T16">int</text:span></text:p>
            <text:p><text:span text:style-name="T5"><text:s text:c="4"/></text:span><text:span text:style-name="T5">Branches </text:span><text:span text:style-name="T6">map</text:span><text:span text:style-name="T5">[</text:span><text:span text:style-name="T16">string</text:span><text:span text:style-name="T5">]Tree</text:span></text:p>
            <text:p><text:span text:style-name="T5">}</text:span></text:p>
            <text:p><text:span text:style-name="T5"/></text:p>
            <text:p><text:span text:style-name="T5"/></text:p>
            <text:p><text:span text:style-name="T6">func</text:span><text:span text:style-name="T5"> TreeSum( tree Tree ) </text:span><text:span text:style-name="T16">int</text:span><text:span text:style-name="T5"> <text:s/>{</text:span></text:p>
            <text:p><text:span text:style-name="T5"><text:tab/></text:span><text:span text:style-name="T5">sum := tree.Value;</text:span></text:p>
            <text:p><text:span text:style-name="T5"><text:tab/></text:span><text:span text:style-name="T6">for</text:span><text:span text:style-name="T5"> _, val := </text:span><text:span text:style-name="T6">range</text:span><text:span text:style-name="T5"> tree.Branches {</text:span></text:p>
            <text:p><text:span text:style-name="T5"><text:tab/></text:span><text:span text:style-name="T5"><text:tab/></text:span><text:span text:style-name="T5">sum += TreeSum(val)</text:span></text:p>
            <text:p><text:span text:style-name="T5"><text:tab/></text:span><text:span text:style-name="T5">}</text:span></text:p>
            <text:p><text:span text:style-name="T5"><text:tab/></text:span><text:span text:style-name="T6">return</text:span><text:span text:style-name="T5"> sum;</text:span></text:p>
            <text:p><text:span text:style-name="T5">}</text:span></text:p>
            <text:p><text:span text:style-name="T5"/></text:p>
            <text:p><text:span text:style-name="T20"/></text:p>
            <text:p><text:span text:style-name="T5"/></text:p>
            <text:p><text:span text:style-name="T5"/></text:p>
          </draw:text-box>
        </draw:frame>
        <draw:frame draw:style-name="gr4" draw:text-style-name="P9" draw:layer="layout" svg:width="18.188cm" svg:height="6.864cm" svg:x="13.559cm" svg:y="13.149cm">
          <draw:text-box>
            <text:p><text:span text:style-name="T6">func</text:span><text:span text:style-name="T5"> TreeWalker( tree Tree, </text:span></text:p>
            <text:p><text:span text:style-name="T5"><text:s text:c="18"/></text:span><text:span text:style-name="T5">f </text:span><text:span text:style-name="T6">func</text:span><text:span text:style-name="T5">(Tree) ) <text:s/>{</text:span></text:p>
            <text:p><text:span text:style-name="T5"><text:tab/></text:span><text:span text:style-name="T5">f(tree)</text:span></text:p>
            <text:p><text:span text:style-name="T5"><text:tab/></text:span><text:span text:style-name="T6">for</text:span><text:span text:style-name="T5"> _, val := </text:span><text:span text:style-name="T6">range</text:span><text:span text:style-name="T5"> </text:span></text:p>
            <text:p><text:span text:style-name="T5"><text:s text:c="19"/></text:span><text:span text:style-name="T5">tree.Branches {</text:span></text:p>
            <text:p><text:span text:style-name="T5"><text:tab/></text:span><text:span text:style-name="T5"><text:tab/></text:span><text:span text:style-name="T5">TreeWalker(val,f)</text:span></text:p>
            <text:p><text:span text:style-name="T5"><text:tab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18.188cm" svg:height="12.173cm" svg:x="5.695cm" svg:y="5.03cm">
          <draw:text-box>
            <text:p><text:span text:style-name="T5"/></text:p>
            <text:p><text:span text:style-name="T6">type</text:span><text:span text:style-name="T5"> iInt </text:span><text:span text:style-name="T16">int</text:span></text:p>
            <text:p><text:span text:style-name="T5"/></text:p>
            <text:p><text:span text:style-name="T6">func</text:span><text:span text:style-name="T5"> (max iInt) Iter () &lt;-</text:span><text:span text:style-name="T6">chan</text:span><text:span text:style-name="T5"> iInt {</text:span></text:p>
            <text:p><text:span text:style-name="T5"><text:tab/></text:span><text:span text:style-name="T5">ch := </text:span><text:span text:style-name="T16">make</text:span><text:span text:style-name="T5">(</text:span><text:span text:style-name="T6">chan</text:span><text:span text:style-name="T5"> iInt);</text:span></text:p>
            <text:p><text:span text:style-name="T5"><text:tab/></text:span><text:span text:style-name="T6">go</text:span><text:span text:style-name="T5"> </text:span><text:span text:style-name="T6">func</text:span><text:span text:style-name="T5"> () {</text:span></text:p>
            <text:p><text:span text:style-name="T5"><text:tab/></text:span><text:span text:style-name="T5"><text:tab/></text:span><text:span text:style-name="T5">m := </text:span><text:span text:style-name="T16">int</text:span><text:span text:style-name="T5">(max)</text:span></text:p>
            <text:p><text:span text:style-name="T5"><text:tab/></text:span><text:span text:style-name="T5"><text:tab/></text:span><text:span text:style-name="T6">for</text:span><text:span text:style-name="T5"> i := </text:span><text:span text:style-name="T8">0</text:span><text:span text:style-name="T5">; i &lt;= m; i++ {</text:span></text:p>
            <text:p><text:span text:style-name="T5"><text:tab/></text:span><text:span text:style-name="T5"><text:tab/></text:span><text:span text:style-name="T5"><text:tab/></text:span><text:span text:style-name="T5">ch &lt;- iInt(i)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16">close</text:span><text:span text:style-name="T5">(ch)</text:span></text:p>
            <text:p><text:span text:style-name="T5"><text:tab/></text:span><text:span text:style-name="T5">} ();</text:span></text:p>
            <text:p><text:span text:style-name="T5"><text:tab/></text:span><text:span text:style-name="T6">return</text:span><text:span text:style-name="T5"> ch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18.188cm" svg:height="13.731cm" svg:x="5.695cm" svg:y="5.03cm">
          <draw:text-box>
            <text:p><text:span text:style-name="T5"/></text:p>
            <text:p><text:span text:style-name="T6">func</text:span><text:span text:style-name="T5"> TreeIter( tree Tree ) &lt;-</text:span><text:span text:style-name="T6">chan</text:span><text:span text:style-name="T5"> Tree {</text:span></text:p>
            <text:p><text:span text:style-name="T5"><text:tab/></text:span><text:span text:style-name="T5">ch := </text:span><text:span text:style-name="T16">make</text:span><text:span text:style-name="T5">(</text:span><text:span text:style-name="T6">chan</text:span><text:span text:style-name="T5"> Tree);</text:span></text:p>
            <text:p><text:span text:style-name="T5"><text:tab/></text:span><text:span text:style-name="T6">go</text:span><text:span text:style-name="T5"> </text:span><text:span text:style-name="T6">func</text:span><text:span text:style-name="T5"> () {</text:span></text:p>
            <text:p><text:span text:style-name="T5"><text:tab/></text:span><text:span text:style-name="T5"><text:tab/></text:span><text:span text:style-name="T5">TreeWalker( tree, </text:span><text:span text:style-name="T6">func</text:span><text:span text:style-name="T5">(t Tree) {</text:span></text:p>
            <text:p><text:span text:style-name="T5"><text:tab/></text:span><text:span text:style-name="T5"><text:tab/></text:span><text:span text:style-name="T5"><text:tab/></text:span><text:span text:style-name="T5">ch &lt;- t</text:span></text:p>
            <text:p><text:span text:style-name="T5"><text:tab/></text:span><text:span text:style-name="T5"><text:tab/></text:span><text:span text:style-name="T5">})</text:span></text:p>
            <text:p><text:span text:style-name="T5"><text:tab/></text:span><text:span text:style-name="T5"><text:tab/></text:span><text:span text:style-name="T16">close</text:span><text:span text:style-name="T5">(ch)</text:span></text:p>
            <text:p><text:span text:style-name="T5"><text:tab/></text:span><text:span text:style-name="T5">} ();</text:span></text:p>
            <text:p><text:span text:style-name="T5"><text:tab/></text:span><text:span text:style-name="T6">return</text:span><text:span text:style-name="T5"> ch</text:span></text:p>
            <text:p><text:span text:style-name="T5">}</text:span></text:p>
            <text:p><text:span text:style-name="T5"/></text:p>
            <text:p><text:span text:style-name="T6">func</text:span><text:span text:style-name="T5"> (tree Tree) Iter() &lt;-</text:span><text:span text:style-name="T6">chan</text:span><text:span text:style-name="T5"> Tree {</text:span></text:p>
            <text:p><text:span text:style-name="T5"><text:tab/></text:span><text:span text:style-name="T6">return</text:span><text:span text:style-name="T5"> TreeIter( tree )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23.377cm" svg:height="12.173cm" svg:x="2.827cm" svg:y="5.03cm">
          <draw:text-box>
            <text:p><text:span text:style-name="T5"/></text:p>
            <text:p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7">// Call Back walker</text:span></text:p>
            <text:p><text:span text:style-name="T5"><text:tab/></text:span><text:span text:style-name="T5">TreeWalker(tree, </text:span><text:span text:style-name="T6">func</text:span><text:span text:style-name="T5">(t Tree) { fmt.Printf(</text:span><text:span text:style-name="T9">"Node value %d\n"</text:span><text:span text:style-name="T5">,t.Value) } )</text:span></text:p>
            <text:p><text:span text:style-name="T5"/></text:p>
            <text:p><text:span text:style-name="T5"><text:tab/></text:span><text:span text:style-name="T6">for</text:span><text:span text:style-name="T5"> tree := </text:span><text:span text:style-name="T6">range</text:span><text:span text:style-name="T5"> tree.Iter() {</text:span></text:p>
            <text:p><text:span text:style-name="T5"><text:tab/></text:span><text:span text:style-name="T5"><text:tab/></text:span><text:span text:style-name="T5">fmt.Printf(</text:span><text:span text:style-name="T9">"Now via Iter Node value %d\n"</text:span><text:span text:style-name="T5">,tree.Value)</text:span></text:p>
            <text:p><text:span text:style-name="T5"><text:tab/></text:span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" draw:text-style-name="P3" draw:layer="layout" svg:width="17.375cm" svg:height="4.247cm" svg:x="12.082cm" svg:y="6.27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3" draw:text-style-name="P8" draw:layer="layout" svg:width="17.249cm" svg:height="15.035cm" svg:x="0.55cm" svg:y="6.392cm">
          <draw:text-box>
            <text:p><text:span text:style-name="T12">type</text:span><text:span text:style-name="T10"> StringIterator </text:span><text:span text:style-name="T12">struct</text:span><text:span text:style-name="T10"> {</text:span></text:p>
            <text:p><text:span text:style-name="T10"><text:tab/></text:span><text:span text:style-name="T10">current </text:span><text:span text:style-name="T14">int</text:span></text:p>
            <text:p><text:span text:style-name="T10"><text:tab/></text:span><text:span text:style-name="T10">s []rune</text:span></text:p>
            <text:p><text:span text:style-name="T10">}</text:span></text:p>
            <text:p><text:span text:style-name="T10"/></text:p>
            <text:p><text:span text:style-name="T10">// http://ewencp.org/blog/golang-iterators/</text:span></text:p>
            <text:p><text:span text:style-name="T12">func</text:span><text:span text:style-name="T10"> (si *StringIterator) Next() bool {</text:span></text:p>
            <text:p><text:span text:style-name="T10"><text:tab/></text:span><text:span text:style-name="T10">si.current++</text:span></text:p>
            <text:p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><text:span text:style-name="T12">func</text:span><text:span text:style-name="T10"> (si *StringIterator) Value() </text:span><text:span text:style-name="T14">string</text:span><text:span text:style-name="T10"> {</text:span></text:p>
            <text:p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><text:span text:style-name="T10">}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23"/></text:p>
          </draw:text-box>
        </draw:frame>
        <draw:frame draw:style-name="gr5" draw:text-style-name="P9" draw:layer="layout" svg:width="20.781cm" svg:height="4.527cm" svg:x="12.082cm" svg:y="6.278cm">
          <draw:text-box>
            <text:p><text:span text:style-name="T12">func</text:span><text:span text:style-name="T10"> Iterator(s </text:span><text:span text:style-name="T14">string</text:span><text:span text:style-name="T10">) *StringIterator {</text:span></text:p>
            <text:p><text:span text:style-name="T10"><text:tab/></text:span><text:span text:style-name="T12">return</text:span><text:span text:style-name="T10"> &amp;StringIterator{</text:span></text:p>
            <text:p><text:span text:style-name="T10"><text:s text:c="9"/></text:span><text:span text:style-name="T10">current: -</text:span><text:span text:style-name="T11">1</text:span><text:span text:style-name="T10">, s: []rune(s)}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6" draw:text-style-name="P9" draw:layer="layout" svg:width="22.338cm" svg:height="16.195cm" svg:x="2.857cm" svg:y="6.483cm">
          <draw:text-box>
            <text:p><text:span text:style-name="T12">type</text:span><text:span text:style-name="T24"> EvenStringIterator </text:span><text:span text:style-name="T12">struct</text:span><text:span text:style-name="T24"> {</text:span></text:p>
            <text:p><text:span text:style-name="T10"><text:tab/></text:span><text:span text:style-name="T10">current </text:span><text:span text:style-name="T14">int</text:span></text:p>
            <text:p><text:span text:style-name="T10"><text:tab/></text:span><text:span text:style-name="T10">s []rune</text:span></text:p>
            <text:p><text:span text:style-name="T10">}</text:span></text:p>
            <text:p><text:span text:style-name="T12">func</text:span><text:span text:style-name="T10"> (si *EvenStringIterator) Next() bool {</text:span></text:p>
            <text:p><text:span text:style-name="T10"><text:tab/></text:span><text:span text:style-name="T10">si.current += </text:span><text:span text:style-name="T11">2</text:span><text:span text:style-name="T10">;</text:span></text:p>
            <text:p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><text:span text:style-name="T10"/></text:p>
            <text:p><text:span text:style-name="T12">func</text:span><text:span text:style-name="T10"> (si *EvenStringIterator) Value() </text:span><text:span text:style-name="T14">string</text:span><text:span text:style-name="T10"> {</text:span></text:p>
            <text:p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><text:span text:style-name="T10">}</text:span></text:p>
            <text:p><text:span text:style-name="T10"/></text:p>
            <text:p><text:span text:style-name="T10"/></text:p>
            <text:p><text:span text:style-name="T12">func</text:span><text:span text:style-name="T10"> EvenIterator(s </text:span><text:span text:style-name="T14">string</text:span><text:span text:style-name="T10">) *EvenStringIterator {</text:span></text:p>
            <text:p><text:span text:style-name="T10"><text:tab/></text:span><text:span text:style-name="T12">return</text:span><text:span text:style-name="T10"> &amp;EvenStringIterator{current: -</text:span><text:span text:style-name="T11">1</text:span><text:span text:style-name="T10">, s: []rune(s)}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6" draw:text-style-name="P9" draw:layer="layout" svg:width="25.541cm" svg:height="11.753cm" svg:x="2.857cm" svg:y="6.483cm">
          <draw:text-box>
            <text:p><text:span text:style-name="T12"><text:tab/></text:span><text:span text:style-name="T12">si := Iterator(s)</text:span></text:p>
            <text:p><text:span text:style-name="T12"><text:tab/></text:span><text:span text:style-name="T12">for si.Next() {</text:span></text:p>
            <text:p><text:span text:style-name="T12"><text:tab/></text:span><text:span text:style-name="T12"><text:tab/></text:span><text:span text:style-name="T12">fmt.Printf(</text:span><text:span text:style-name="T25">"String val! %s\n"</text:span><text:span text:style-name="T12">, si.Value())</text:span></text:p>
            <text:p><text:span text:style-name="T12"><text:tab/></text:span><text:span text:style-name="T12">}</text:span></text:p>
            <text:p><text:span text:style-name="T12"/></text:p>
            <text:p><text:span text:style-name="T12"><text:tab/></text:span><text:span text:style-name="T12">si2 := EvenIterator(s)</text:span></text:p>
            <text:p><text:span text:style-name="T12"><text:tab/></text:span><text:span text:style-name="T12">for si2.Next() {</text:span></text:p>
            <text:p><text:span text:style-name="T12"><text:tab/></text:span><text:span text:style-name="T12"><text:tab/></text:span><text:span text:style-name="T12">fmt.Printf(</text:span><text:span text:style-name="T25">"Even String val! %s\n"</text:span><text:span text:style-name="T12">, si2.Value())</text:span></text:p>
            <text:p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  <text:p><text:span text:style-name="T26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6.819cm" svg:height="15.289cm" svg:x="0.469cm" svg:y="5.315cm">
          <draw:text-box>
            <text:p><text:span text:style-name="T12">func</text:span><text:span text:style-name="T10"> intIntMap( iarr []</text:span><text:span text:style-name="T14">int</text:span><text:span text:style-name="T10">, cb (</text:span><text:span text:style-name="T12">func</text:span><text:span text:style-name="T10">(</text:span><text:span text:style-name="T14">int</text:span><text:span text:style-name="T10">) </text:span><text:span text:style-name="T14">int</text:span><text:span text:style-name="T10">)) []</text:span><text:span text:style-name="T14">int</text:span><text:span text:style-name="T10"> {</text:span></text:p>
            <text:p><text:span text:style-name="T10"><text:tab/></text:span><text:span text:style-name="T10">out := </text:span><text:span text:style-name="T14">make</text:span><text:span text:style-name="T10">( []</text:span><text:span text:style-name="T14">int</text:span><text:span text:style-name="T10">, </text:span><text:span text:style-name="T14">len</text:span><text:span text:style-name="T10">(iarr))</text:span></text:p>
            <text:p><text:span text:style-name="T10"><text:tab/></text:span><text:span text:style-name="T12">for</text:span><text:span text:style-name="T10"> i,v := </text:span><text:span text:style-name="T12">range</text:span><text:span text:style-name="T10"> iarr {</text:span></text:p>
            <text:p><text:span text:style-name="T10"><text:tab/></text:span><text:span text:style-name="T10"><text:tab/></text:span><text:span text:style-name="T10">out[i] = cb( v )</text:span></text:p>
            <text:p><text:span text:style-name="T10"><text:tab/></text:span><text:span text:style-name="T10">}</text:span></text:p>
            <text:p><text:span text:style-name="T10"><text:tab/></text:span><text:span text:style-name="T12">return</text:span><text:span text:style-name="T10"> out</text:span></text:p>
            <text:p><text:span text:style-name="T10">}</text:span></text:p>
            <text:p><text:span text:style-name="T10"/></text:p>
            <text:p><text:span text:style-name="T10">// MACROS??? GENERICS???</text:span></text:p>
            <text:p><text:span text:style-name="T12">func</text:span><text:span text:style-name="T10"> strStrMap( iarr []</text:span><text:span text:style-name="T14">string</text:span><text:span text:style-name="T10">, cb (</text:span><text:span text:style-name="T12">func</text:span><text:span text:style-name="T10">(</text:span><text:span text:style-name="T14">string</text:span><text:span text:style-name="T10">) </text:span><text:span text:style-name="T14">string</text:span><text:span text:style-name="T10">)) []</text:span><text:span text:style-name="T14">string</text:span><text:span text:style-name="T10"> {</text:span></text:p>
            <text:p><text:span text:style-name="T10"><text:tab/></text:span><text:span text:style-name="T10">out := </text:span><text:span text:style-name="T14">make</text:span><text:span text:style-name="T10">( []</text:span><text:span text:style-name="T14">string</text:span><text:span text:style-name="T10">, </text:span><text:span text:style-name="T14">len</text:span><text:span text:style-name="T10">(iarr))</text:span></text:p>
            <text:p><text:span text:style-name="T10"><text:tab/></text:span><text:span text:style-name="T12">for</text:span><text:span text:style-name="T10"> i,v := </text:span><text:span text:style-name="T12">range</text:span><text:span text:style-name="T10"> iarr {</text:span></text:p>
            <text:p><text:span text:style-name="T10"><text:tab/></text:span><text:span text:style-name="T10"><text:tab/></text:span><text:span text:style-name="T10">out[i] = cb( v )</text:span></text:p>
            <text:p><text:span text:style-name="T10"><text:tab/></text:span><text:span text:style-name="T10">}</text:span></text:p>
            <text:p><text:span text:style-name="T10"><text:tab/></text:span><text:span text:style-name="T12">return</text:span><text:span text:style-name="T10"> out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1.966cm" svg:height="16.576cm" svg:x="0.469cm" svg:y="5.315cm">
          <draw:text-box>
            <text:p><text:span text:style-name="T10"><text:tab/></text:span><text:span text:style-name="T10">v2 := []</text:span><text:span text:style-name="T14">int</text:span><text:span text:style-name="T10">{</text:span><text:span text:style-name="T11">1</text:span><text:span text:style-name="T10">,</text:span><text:span text:style-name="T11">2</text:span><text:span text:style-name="T10">,</text:span><text:span text:style-name="T11">3</text:span><text:span text:style-name="T10">,</text:span><text:span text:style-name="T11">4</text:span><text:span text:style-name="T10">,</text:span><text:span text:style-name="T11">5</text:span><text:span text:style-name="T10">,</text:span><text:span text:style-name="T11">6</text:span><text:span text:style-name="T10">,</text:span><text:span text:style-name="T11">7</text:span><text:span text:style-name="T10">,</text:span><text:span text:style-name="T11">8</text:span><text:span text:style-name="T10">}</text:span></text:p>
            <text:p><text:span text:style-name="T10"><text:tab/></text:span><text:span text:style-name="T10">inc := </text:span><text:span text:style-name="T12">func</text:span><text:span text:style-name="T10">(x </text:span><text:span text:style-name="T14">int</text:span><text:span text:style-name="T10">) </text:span><text:span text:style-name="T14">int</text:span><text:span text:style-name="T10"> { </text:span><text:span text:style-name="T12">return</text:span><text:span text:style-name="T10"> </text:span><text:span text:style-name="T11">1</text:span><text:span text:style-name="T10"> + x }</text:span></text:p>
            <text:p><text:span text:style-name="T10"><text:tab/></text:span><text:span text:style-name="T10">sqr := </text:span><text:span text:style-name="T12">func</text:span><text:span text:style-name="T10">(x </text:span><text:span text:style-name="T14">int</text:span><text:span text:style-name="T10">) </text:span><text:span text:style-name="T14">int</text:span><text:span text:style-name="T10"> { </text:span><text:span text:style-name="T12">return</text:span><text:span text:style-name="T10"> x * x }</text:span></text:p>
            <text:p><text:span text:style-name="T10"><text:tab/></text:span><text:span text:style-name="T7">// lack of generics</text:span></text:p>
            <text:p><text:span text:style-name="T10"><text:tab/></text:span><text:span text:style-name="T10">v3 := intIntMap(v2, inc)</text:span></text:p>
            <text:p><text:span text:style-name="T10"><text:tab/></text:span><text:span text:style-name="T10">fmt.Printf(</text:span><text:span text:style-name="T13">"inc v2: [%v] v3: [%v]\n"</text:span><text:span text:style-name="T10">,v2,v3)</text:span></text:p>
            <text:p><text:span text:style-name="T10"><text:tab/></text:span><text:span text:style-name="T7">// lack of generics</text:span></text:p>
            <text:p><text:span text:style-name="T10"><text:tab/></text:span><text:span text:style-name="T10">v3 = intIntMap(v2, sqr)</text:span></text:p>
            <text:p><text:span text:style-name="T10"><text:tab/></text:span><text:span text:style-name="T10">fmt.Printf(</text:span><text:span text:style-name="T13">"sqr v2: [%v] v3: [%v]\n"</text:span><text:span text:style-name="T10">,v2,v3)</text:span></text:p>
            <text:p><text:span text:style-name="T10"><text:tab/></text:span></text:p>
            <text:p><text:span text:style-name="T10"><text:tab/></text:span><text:span text:style-name="T10">basename := </text:span><text:span text:style-name="T12">func</text:span><text:span text:style-name="T10">(path </text:span><text:span text:style-name="T14">string</text:span><text:span text:style-name="T10">) </text:span><text:span text:style-name="T14">string</text:span><text:span text:style-name="T10"> {</text:span></text:p>
            <text:p><text:span text:style-name="T10"><text:tab/></text:span><text:span text:style-name="T10"><text:tab/></text:span><text:span text:style-name="T10">sp := strings.Split(path,</text:span><text:span text:style-name="T13">"/"</text:span><text:span text:style-name="T10">)</text:span></text:p>
            <text:p><text:span text:style-name="T10"><text:tab/></text:span><text:span text:style-name="T10"><text:tab/></text:span><text:span text:style-name="T12">return</text:span><text:span text:style-name="T10">(sp[</text:span><text:span text:style-name="T14">len</text:span><text:span text:style-name="T10">(sp) - </text:span><text:span text:style-name="T11">1</text:span><text:span text:style-name="T10">])</text:span></text:p>
            <text:p><text:span text:style-name="T10"><text:tab/></text:span><text:span text:style-name="T10">}</text:span></text:p>
            <text:p><text:span text:style-name="T10"><text:tab/></text:span><text:span text:style-name="T10">vs := []</text:span><text:span text:style-name="T14">string</text:span><text:span text:style-name="T10">{</text:span><text:span text:style-name="T13">"/home"</text:span><text:span text:style-name="T10">,</text:span><text:span text:style-name="T13">"/file"</text:span><text:span text:style-name="T10">, </text:span><text:span text:style-name="T13">"/usr/local"</text:span><text:span text:style-name="T10">}</text:span></text:p>
            <text:p><text:span text:style-name="T10"><text:tab/></text:span><text:span text:style-name="T10">vs2 := strStrMap( vs, basename )</text:span></text:p>
            <text:p><text:span text:style-name="T10"><text:tab/></text:span><text:span text:style-name="T10">fmt.Printf(</text:span><text:span text:style-name="T13">"basename vs: [%v] vs2: [%v]\n"</text:span><text:span text:style-name="T10">,vs,vs2)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8.002cm" svg:height="7.77cm" svg:x="0.469cm" svg:y="5.315cm">
          <draw:text-box>
            <text:p><text:span text:style-name="T10"><text:tab/></text:span><text:span text:style-name="T10">urls := []</text:span><text:span text:style-name="T14">string</text:span><text:span text:style-name="T10">{</text:span><text:span text:style-name="T13">"http://cbc.ca"</text:span><text:span text:style-name="T10">, </text:span><text:span text:style-name="T13">"http://gc.ca"</text:span><text:span text:style-name="T10">, </text:span><text:span text:style-name="T13">"http://alberta.ca"</text:span><text:span text:style-name="T10">}</text:span><text:span text:style-name="T10"><text:tab/></text:span></text:p>
            <text:p><text:span text:style-name="T10"><text:tab/></text:span><text:span text:style-name="T10">status := </text:span><text:span text:style-name="T12">func</text:span><text:span text:style-name="T10">( uri </text:span><text:span text:style-name="T14">string</text:span><text:span text:style-name="T10"> ) </text:span><text:span text:style-name="T14">string</text:span><text:span text:style-name="T10"> {</text:span></text:p>
            <text:p><text:span text:style-name="T10"><text:tab/></text:span><text:span text:style-name="T10"><text:tab/></text:span><text:span text:style-name="T10">resp, _ := http.Get(uri)</text:span><text:span text:style-name="T10"><text:tab/></text:span><text:span text:style-name="T10"><text:tab/></text:span></text:p>
            <text:p><text:span text:style-name="T10"><text:tab/></text:span><text:span text:style-name="T10"><text:tab/></text:span><text:span text:style-name="T12">return</text:span><text:span text:style-name="T10">(resp.Status)</text:span></text:p>
            <text:p><text:span text:style-name="T10"><text:tab/></text:span><text:span text:style-name="T10">}</text:span></text:p>
            <text:p><text:span text:style-name="T10"/></text:p>
            <text:p><text:span text:style-name="T10"><text:tab/></text:span><text:span text:style-name="T10">statuses := strStrMap(urls, status);</text:span></text:p>
            <text:p><text:span text:style-name="T10"><text:tab/></text:span><text:span text:style-name="T10">fmt.Printf(</text:span><text:span text:style-name="T13">"statuses: %v\n"</text:span><text:span text:style-name="T10">, statuses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282cm" svg:y="3.738cm" presentation:class="outline" presentation:user-transformed="tru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3" draw:layer="layout" svg:width="25.729cm" svg:height="12.173cm" svg:x="1.224cm" svg:y="7.383cm">
          <draw:text-box>
            <text:p><text:span text:style-name="T23"/></text:p>
            <text:p><text:span text:style-name="T5"/></text:p>
            <text:p><text:span text:style-name="T5"><text:s/></text:span><text:span text:style-name="T27"><text:tab/></text:span><text:span text:style-name="T27">mySum := </text:span><text:span text:style-name="T28">func</text:span><text:span text:style-name="T17">(l []</text:span><text:span text:style-name="T29">int</text:span><text:span text:style-name="T17">) </text:span><text:span text:style-name="T29">int</text:span><text:span text:style-name="T19"> {</text:span></text:p>
            <text:p><text:span text:style-name="T5"><text:tab/></text:span><text:span text:style-name="T5"><text:tab/></text:span><text:span text:style-name="T5">sum := </text:span><text:span text:style-name="T8">0</text:span></text:p>
            <text:p><text:span text:style-name="T5"><text:tab/></text:span><text:span text:style-name="T5"><text:tab/></text:span><text:span text:style-name="T6">for</text:span><text:span text:style-name="T5"> _,v := </text:span><text:span text:style-name="T6">range</text:span><text:span text:style-name="T5"> l {</text:span></text:p>
            <text:p><text:span text:style-name="T5"><text:tab/></text:span><text:span text:style-name="T5"><text:tab/></text:span><text:span text:style-name="T5"><text:tab/></text:span><text:span text:style-name="T5">sum += v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6">return</text:span><text:span text:style-name="T5">(sum)</text:span></text:p>
            <text:p><text:span text:style-name="T5"><text:tab/></text:span><text:span text:style-name="T5">}</text:span><text:span text:style-name="T5"><text:tab/></text:span></text:p>
            <text:p><text:span text:style-name="T5"><text:tab/></text:span><text:span text:style-name="T5">sumres := mySum( intIntMap(series(</text:span><text:span text:style-name="T8">1</text:span><text:span text:style-name="T5">,</text:span><text:span text:style-name="T8">1000</text:span><text:span text:style-name="T5">),sqr))</text:span></text:p>
            <text:p><text:span text:style-name="T5"><text:tab/></text:span><text:span text:style-name="T5">fmt.Printf(</text:span><text:span text:style-name="T9">"sumres: %v\n"</text:span><text:span text:style-name="T5">, sumres)</text:span></text:p>
            <text:p><text:span text:style-name="T5"><text:tab/></text:span><text:span text:style-name="T5">psumres := mySum(parallelIntIntMap( series(</text:span><text:span text:style-name="T8">1</text:span><text:span text:style-name="T5">,</text:span><text:span text:style-name="T8">1000</text:span><text:span text:style-name="T5">), sqr, </text:span><text:span text:style-name="T8">4</text:span><text:span text:style-name="T5">))</text:span></text:p>
            <text:p><text:span text:style-name="T5"><text:tab/></text:span><text:span text:style-name="T5">fmt.Printf(</text:span><text:span text:style-name="T9">"psumres: %v\n"</text:span><text:span text:style-name="T5">, psumres)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7" draw:text-style-name="P8" draw:layer="layout" svg:width="25.815cm" svg:height="11.877cm" svg:x="1.2cm" svg:y="6.4cm">
          <draw:text-box>
            <text:p><text:span text:style-name="T5"/></text:p>
            <text:p><text:span text:style-name="T30">pgets := parallelStrStrMap( urls, status, </text:span><text:span text:style-name="T31">3</text:span><text:span text:style-name="T30">)</text:span></text:p>
            <text:p><text:span text:style-name="T30">fmt.Printf(</text:span><text:span text:style-name="T32">"Stupid examples with URLs %v\n"</text:span><text:span text:style-name="T30">, pgets)</text:span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35.14cm" svg:x="0.201cm" svg:y="5.573cm">
          <draw:text-box>
            <text:p><text:span text:style-name="T33">func</text:span><text:span text:style-name="T30"> parallelIntIntMap( l []</text:span><text:span text:style-name="T34">int</text:span><text:span text:style-name="T30">, f (</text:span><text:span text:style-name="T33">func</text:span><text:span text:style-name="T30">(</text:span><text:span text:style-name="T34">int</text:span><text:span text:style-name="T30">) </text:span><text:span text:style-name="T34">int</text:span><text:span text:style-name="T30">), workers </text:span><text:span text:style-name="T34">int</text:span><text:span text:style-name="T30">) []</text:span><text:span text:style-name="T34">int</text:span><text:span text:style-name="T30"> {</text:span></text:p>
            <text:p><text:span text:style-name="T30"><text:tab/></text:span><text:span text:style-name="T30">chans := </text:span><text:span text:style-name="T34">make</text:span><text:span text:style-name="T30">( [](</text:span><text:span text:style-name="T33">chan</text:span><text:span text:style-name="T30"> []</text:span><text:span text:style-name="T34">int</text:span><text:span text:style-name="T30">), <text:s/>workers )</text:span></text:p>
            <text:p><text:span text:style-name="T30"><text:tab/></text:span><text:span text:style-name="T33">for</text:span><text:span text:style-name="T30"> i := </text:span><text:span text:style-name="T33">range</text:span><text:span text:style-name="T30"> chans {</text:span></text:p>
            <text:p><text:span text:style-name="T30"><text:tab/></text:span><text:span text:style-name="T30"><text:tab/></text:span><text:span text:style-name="T30">chans[i] = </text:span><text:span text:style-name="T34">make</text:span><text:span text:style-name="T30">(</text:span><text:span text:style-name="T33">chan</text:span><text:span text:style-name="T30"> []</text:span><text:span text:style-name="T34">int</text:span><text:span text:style-name="T30">)</text:span></text:p>
            <text:p><text:span text:style-name="T30"><text:tab/></text:span><text:span text:style-name="T30">}</text:span></text:p>
            <text:p><text:span text:style-name="T30"><text:tab/></text:span><text:span text:style-name="T30">unit := </text:span><text:span text:style-name="T34">len</text:span><text:span text:style-name="T30">(l)/workers</text:span></text:p>
            <text:p><text:span text:style-name="T30"><text:tab/></text:span><text:span text:style-name="T33">for</text:span><text:span text:style-name="T30"> i := </text:span><text:span text:style-name="T31">0</text:span><text:span text:style-name="T30"> ; i&lt; workers; i++ {</text:span></text:p>
            <text:p><text:span text:style-name="T30"><text:tab/></text:span><text:span text:style-name="T30"><text:tab/></text:span><text:span text:style-name="T30">mychan := chans[i]</text:span></text:p>
            <text:p><text:span text:style-name="T30"><text:tab/></text:span><text:span text:style-name="T30"><text:tab/></text:span><text:span text:style-name="T30">start := i * unit</text:span></text:p>
            <text:p><text:span text:style-name="T30"><text:tab/></text:span><text:span text:style-name="T30"><text:tab/></text:span><text:span text:style-name="T30">end := (i + </text:span><text:span text:style-name="T31">1</text:span><text:span text:style-name="T30">)*unit</text:span></text:p>
            <text:p><text:span text:style-name="T30"><text:tab/></text:span><text:span text:style-name="T30"><text:tab/></text:span><text:span text:style-name="T33">if</text:span><text:span text:style-name="T30"> end &gt;= </text:span><text:span text:style-name="T34">len</text:span><text:span text:style-name="T30">(l) {</text:span></text:p>
            <text:p><text:span text:style-name="T30"><text:tab/></text:span><text:span text:style-name="T30"><text:tab/></text:span><text:span text:style-name="T30"><text:tab/></text:span><text:span text:style-name="T30">end = </text:span><text:span text:style-name="T34">len</text:span><text:span text:style-name="T30">(l) 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0">subl := l[start:end]</text:span></text:p>
            <text:p><text:span text:style-name="T30"><text:tab/></text:span><text:span text:style-name="T30"><text:tab/></text:span><text:span text:style-name="T30">par := </text:span><text:span text:style-name="T33">func</text:span><text:span text:style-name="T30">(l []</text:span><text:span text:style-name="T34">int</text:span><text:span text:style-name="T30">) {</text:span></text:p>
            <text:p><text:span text:style-name="T30"><text:tab/></text:span><text:span text:style-name="T30"><text:tab/></text:span><text:span text:style-name="T30"><text:tab/></text:span><text:span text:style-name="T30">mychan &lt;- intIntMap(l, f)</text:span></text:p>
            <text:p><text:span text:style-name="T30"><text:tab/></text:span><text:span text:style-name="T30"><text:tab/></text:span><text:span text:style-name="T30"><text:tab/></text:span><text:span text:style-name="T34">close</text:span><text:span text:style-name="T30">(mychan)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3">go</text:span><text:span text:style-name="T30"> par(subl)</text:span></text:p>
            <text:p><text:span text:style-name="T30"><text:tab/></text:span><text:span text:style-name="T30">}</text:span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27.767cm" svg:x="1.965cm" svg:y="3.732cm">
          <draw:text-box>
            <text:p><text:span text:style-name="T30"><text:tab/></text:span><text:span text:style-name="T33">for</text:span><text:span text:style-name="T30"> i := </text:span><text:span text:style-name="T31">0</text:span><text:span text:style-name="T30"> ; i&lt; workers; i++ {</text:span></text:p>
            <text:p><text:span text:style-name="T30"><text:tab/></text:span><text:span text:style-name="T30"><text:tab/></text:span><text:span text:style-name="T30">mychan := chans[i]</text:span></text:p>
            <text:p><text:span text:style-name="T30"><text:tab/></text:span><text:span text:style-name="T30"><text:tab/></text:span><text:span text:style-name="T30">start := i * unit</text:span></text:p>
            <text:p><text:span text:style-name="T30"><text:tab/></text:span><text:span text:style-name="T30"><text:tab/></text:span><text:span text:style-name="T30">end := (i + </text:span><text:span text:style-name="T31">1</text:span><text:span text:style-name="T30">)*unit</text:span></text:p>
            <text:p><text:span text:style-name="T30"><text:tab/></text:span><text:span text:style-name="T30"><text:tab/></text:span><text:span text:style-name="T33">if</text:span><text:span text:style-name="T30"> end &gt;= </text:span><text:span text:style-name="T34">len</text:span><text:span text:style-name="T30">(l) {</text:span></text:p>
            <text:p><text:span text:style-name="T30"><text:tab/></text:span><text:span text:style-name="T30"><text:tab/></text:span><text:span text:style-name="T30"><text:tab/></text:span><text:span text:style-name="T30">end = </text:span><text:span text:style-name="T34">len</text:span><text:span text:style-name="T30">(l) 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0">subl := l[start:end]</text:span></text:p>
            <text:p><text:span text:style-name="T30"><text:tab/></text:span><text:span text:style-name="T30"><text:tab/></text:span><text:span text:style-name="T30">par := </text:span><text:span text:style-name="T33">func</text:span><text:span text:style-name="T30">(l []</text:span><text:span text:style-name="T34">int</text:span><text:span text:style-name="T30">) {</text:span></text:p>
            <text:p><text:span text:style-name="T30"><text:tab/></text:span><text:span text:style-name="T30"><text:tab/></text:span><text:span text:style-name="T30"><text:tab/></text:span><text:span text:style-name="T30">mychan &lt;- intIntMap(l, f)</text:span></text:p>
            <text:p><text:span text:style-name="T30"><text:tab/></text:span><text:span text:style-name="T30"><text:tab/></text:span><text:span text:style-name="T30"><text:tab/></text:span><text:span text:style-name="T34">close</text:span><text:span text:style-name="T30">(mychan)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3">go</text:span><text:span text:style-name="T30"> par(subl)</text:span></text:p>
            <text:p><text:span text:style-name="T30"><text:tab/></text:span><text:span text:style-name="T30">}</text:span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14.704cm" svg:x="2.142cm" svg:y="5.378cm">
          <draw:text-box>
            <text:p><text:span text:style-name="T30"/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3" draw:text-style-name="P10" draw:layer="layout" svg:width="23.002cm" svg:height="5.322cm" svg:x="2.827cm" svg:y="14.551cm">
          <draw:text-box>
            <text:p><text:span text:style-name="T35"><text:tab/></text:span><text:span text:style-name="T35">vex := []</text:span><text:span text:style-name="T33">int</text:span><text:span text:style-name="T35">{</text:span><text:span text:style-name="T36">1</text:span><text:span text:style-name="T35">,</text:span><text:span text:style-name="T36">2</text:span><text:span text:style-name="T35">,</text:span><text:span text:style-name="T36">3</text:span><text:span text:style-name="T35">,</text:span><text:span text:style-name="T36">4</text:span><text:span text:style-name="T35">,</text:span><text:span text:style-name="T36">5</text:span><text:span text:style-name="T35">,</text:span><text:span text:style-name="T36">6</text:span><text:span text:style-name="T35">,</text:span><text:span text:style-name="T36">7</text:span><text:span text:style-name="T35">,</text:span><text:span text:style-name="T36">8</text:span><text:span text:style-name="T35">,</text:span><text:span text:style-name="T36">9</text:span><text:span text:style-name="T35">};</text:span></text:p>
            <text:p><text:span text:style-name="T35"><text:tab/></text:span><text:span text:style-name="T35">iadd := </text:span><text:span text:style-name="T33">func</text:span><text:span text:style-name="T35">(x, y </text:span><text:span text:style-name="T33">int</text:span><text:span text:style-name="T35">) </text:span><text:span text:style-name="T33">int</text:span><text:span text:style-name="T35"> { </text:span><text:span text:style-name="T33">return</text:span><text:span text:style-name="T35">(x + y) }</text:span></text:p>
            <text:p><text:span text:style-name="T35"><text:tab/></text:span><text:span text:style-name="T35">vexr := intIntReduce(vex, iadd)</text:span></text:p>
            <text:p><text:span text:style-name="T35"><text:tab/></text:span><text:span text:style-name="T35">fmt.Printf(</text:span><text:span text:style-name="T37">"Sum: %v\n"</text:span><text:span text:style-name="T35">, vexr)</text:span></text:p>
            <text:p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draw:style-name="gr8" draw:text-style-name="P11" draw:layer="layout" svg:width="26.307cm" svg:height="11.316cm" svg:x="0.357cm" svg:y="6.585cm">
          <draw:text-box>
            <text:p><text:span text:style-name="T35"><text:tab/></text:span></text:p>
            <text:p><text:span text:style-name="T33">func</text:span><text:span text:style-name="T35"> intIntReduce( iarr []</text:span><text:span text:style-name="T33">int</text:span><text:span text:style-name="T35">, cb (</text:span><text:span text:style-name="T33">func</text:span><text:span text:style-name="T35">(</text:span><text:span text:style-name="T33">int</text:span><text:span text:style-name="T35">,</text:span><text:span text:style-name="T33">int</text:span><text:span text:style-name="T35">) </text:span><text:span text:style-name="T33">int</text:span><text:span text:style-name="T35">))</text:span></text:p>
            <text:p><text:span text:style-name="T35"><text:s text:c="4"/></text:span><text:span text:style-name="T33">int</text:span><text:span text:style-name="T35"> {</text:span></text:p>
            <text:p><text:span text:style-name="T35"><text:tab/></text:span><text:span text:style-name="T35">o := iarr[</text:span><text:span text:style-name="T36">0</text:span><text:span text:style-name="T35">]</text:span></text:p>
            <text:p><text:span text:style-name="T35"><text:tab/></text:span><text:span text:style-name="T35">m := </text:span><text:span text:style-name="T33">len</text:span><text:span text:style-name="T35">(iarr)</text:span></text:p>
            <text:p><text:span text:style-name="T35"><text:tab/></text:span><text:span text:style-name="T33">for</text:span><text:span text:style-name="T35"> i := </text:span><text:span text:style-name="T36">1</text:span><text:span text:style-name="T35">; i &lt; m; i++ {</text:span></text:p>
            <text:p><text:span text:style-name="T35"><text:tab/></text:span><text:span text:style-name="T35"><text:tab/></text:span><text:span text:style-name="T35">o = cb( iarr[i], o)</text:span></text:p>
            <text:p><text:span text:style-name="T35"><text:tab/></text:span><text:span text:style-name="T35">}</text:span></text:p>
            <text:p><text:span text:style-name="T35"><text:tab/></text:span><text:span text:style-name="T33">return</text:span><text:span text:style-name="T35"> o</text:span></text:p>
            <text:p><text:span text:style-name="T35">}</text:span></text:p>
            <text:p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8.514cm" svg:height="3.943cm" svg:x="-0.735cm" svg:y="8.395cm">
          <draw:text-box>
            <text:p><text:span text:style-name="T38"><text:tab/></text:span><text:span text:style-name="T38">preduced := parallelIntIntMapReduce( series(</text:span><text:span text:style-name="T39">1</text:span><text:span text:style-name="T38">,</text:span><text:span text:style-name="T39">100000000</text:span><text:span text:style-name="T38">), </text:span></text:p>
            <text:p><text:span text:style-name="T38"><text:s text:c="33"/></text:span><text:span text:style-name="T38">sqr, iadd, </text:span><text:span text:style-name="T39">4</text:span><text:span text:style-name="T38">)</text:span></text:p>
            <text:p><text:span text:style-name="T38"><text:tab/></text:span><text:span text:style-name="T38">fmt.Printf(</text:span><text:span text:style-name="T40">"Reduced %v\n"</text:span><text:span text:style-name="T38">, preduced)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5.351cm" svg:height="11.62cm" svg:x="0.912cm" svg:y="5.866cm">
          <draw:text-box>
            <text:p><text:span text:style-name="T41">func</text:span><text:span text:style-name="T38"> parallelIntIntMapReduce( l []</text:span><text:span text:style-name="T42">int</text:span><text:span text:style-name="T38">, </text:span></text:p>
            <text:p><text:span text:style-name="T38"><text:s text:c="9"/></text:span><text:span text:style-name="T38">mapper (</text:span><text:span text:style-name="T41">func</text:span><text:span text:style-name="T38">(</text:span><text:span text:style-name="T42">int</text:span><text:span text:style-name="T38">) </text:span><text:span text:style-name="T42">int</text:span><text:span text:style-name="T38">), </text:span></text:p>
            <text:p><text:span text:style-name="T38"><text:s text:c="9"/></text:span><text:span text:style-name="T38">reducer (</text:span><text:span text:style-name="T41">func</text:span><text:span text:style-name="T38">(</text:span><text:span text:style-name="T42">int</text:span><text:span text:style-name="T38">,</text:span><text:span text:style-name="T42">int</text:span><text:span text:style-name="T38">) </text:span><text:span text:style-name="T42">int</text:span><text:span text:style-name="T38">),workers </text:span><text:span text:style-name="T42">int</text:span><text:span text:style-name="T38">) </text:span><text:span text:style-name="T42">int</text:span><text:span text:style-name="T38"> {</text:span></text:p>
            <text:p><text:span text:style-name="T38"><text:tab/></text:span><text:span text:style-name="T38">chans := </text:span><text:span text:style-name="T42">make</text:span><text:span text:style-name="T38">( [](</text:span><text:span text:style-name="T41">chan</text:span><text:span text:style-name="T38"> </text:span><text:span text:style-name="T42">int</text:span><text:span text:style-name="T38">), <text:s/>workers )</text:span></text:p>
            <text:p><text:span text:style-name="T38"><text:tab/></text:span><text:span text:style-name="T43">//var chans [workers]chan []int</text:span></text:p>
            <text:p><text:span text:style-name="T38"><text:tab/></text:span><text:span text:style-name="T41">for</text:span><text:span text:style-name="T38"> i := </text:span><text:span text:style-name="T41">range</text:span><text:span text:style-name="T38"> chans {</text:span></text:p>
            <text:p><text:span text:style-name="T38"><text:tab/></text:span><text:span text:style-name="T38"><text:tab/></text:span><text:span text:style-name="T38">chans[i] = </text:span><text:span text:style-name="T42">make</text:span><text:span text:style-name="T38">(</text:span><text:span text:style-name="T41">chan</text:span><text:span text:style-name="T38"> </text:span><text:span text:style-name="T42">int</text:span><text:span text:style-name="T38">)</text:span></text:p>
            <text:p><text:span text:style-name="T38"><text:tab/></text:span><text:span text:style-name="T38">}</text:span></text:p>
            <text:p><text:span text:style-name="T38"/></text:p>
            <text:p><text:span text:style-name="T38"><text:tab/></text:span><text:span text:style-name="T38">unit := </text:span><text:span text:style-name="T42">len</text:span><text:span text:style-name="T38">(l)/workers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8.708cm" svg:height="16.083cm" svg:x="0.912cm" svg:y="5.866cm">
          <draw:text-box>
            <text:p><text:span text:style-name="T38"><text:tab/></text:span><text:span text:style-name="T41">for</text:span><text:span text:style-name="T38"> i := </text:span><text:span text:style-name="T44">0</text:span><text:span text:style-name="T38"> ; i&lt; workers; i++ {</text:span></text:p>
            <text:p><text:span text:style-name="T38"><text:tab/></text:span><text:span text:style-name="T38"><text:tab/></text:span><text:span text:style-name="T38">mychan := chans[i]</text:span></text:p>
            <text:p><text:span text:style-name="T38"><text:tab/></text:span><text:span text:style-name="T38"><text:tab/></text:span><text:span text:style-name="T38">start := i * unit</text:span></text:p>
            <text:p><text:span text:style-name="T38"><text:tab/></text:span><text:span text:style-name="T38"><text:tab/></text:span><text:span text:style-name="T38">end := (i + </text:span><text:span text:style-name="T44">1</text:span><text:span text:style-name="T38">)*unit</text:span></text:p>
            <text:p><text:span text:style-name="T38"><text:tab/></text:span><text:span text:style-name="T38"><text:tab/></text:span><text:span text:style-name="T41">if</text:span><text:span text:style-name="T38"> end &gt;= </text:span><text:span text:style-name="T42">len</text:span><text:span text:style-name="T38">(l) {</text:span></text:p>
            <text:p><text:span text:style-name="T38"><text:tab/></text:span><text:span text:style-name="T38"><text:tab/></text:span><text:span text:style-name="T38"><text:tab/></text:span><text:span text:style-name="T38">end = </text:span><text:span text:style-name="T42">len</text:span><text:span text:style-name="T38">(l) </text:span></text:p>
            <text:p><text:span text:style-name="T38"><text:tab/></text:span><text:span text:style-name="T38"><text:tab/></text:span><text:span text:style-name="T38">}</text:span></text:p>
            <text:p><text:span text:style-name="T38"><text:tab/></text:span><text:span text:style-name="T38"><text:tab/></text:span><text:span text:style-name="T38">subl := l[start:end]</text:span></text:p>
            <text:p><text:span text:style-name="T38"><text:tab/></text:span><text:span text:style-name="T38"><text:tab/></text:span><text:span text:style-name="T38">par := </text:span><text:span text:style-name="T41">func</text:span><text:span text:style-name="T38">(l []</text:span><text:span text:style-name="T42">int</text:span><text:span text:style-name="T38">) {</text:span></text:p>
            <text:p><text:span text:style-name="T38"><text:tab/></text:span><text:span text:style-name="T38"><text:tab/></text:span><text:span text:style-name="T38"><text:tab/></text:span><text:span text:style-name="T38">mychan &lt;- intIntReduce(intIntMap(l, mapper), reducer)</text:span></text:p>
            <text:p><text:span text:style-name="T38"><text:tab/></text:span><text:span text:style-name="T38"><text:tab/></text:span><text:span text:style-name="T38"><text:tab/></text:span><text:span text:style-name="T42">close</text:span><text:span text:style-name="T38">(mychan)</text:span></text:p>
            <text:p><text:span text:style-name="T38"><text:tab/></text:span><text:span text:style-name="T38"><text:tab/></text:span><text:span text:style-name="T38">}</text:span></text:p>
            <text:p><text:span text:style-name="T38"><text:tab/></text:span><text:span text:style-name="T38"><text:tab/></text:span><text:span text:style-name="T41">go</text:span><text:span text:style-name="T38"> par(subl)</text:span></text:p>
            <text:p><text:span text:style-name="T38"><text:tab/></text:span><text:span text:style-name="T38">}</text:span></text:p>
            <text:p><text:span text:style-name="T38"/></text:p>
            <text:p><text:span text:style-name="T38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0.713cm" svg:height="9.014cm" svg:x="3.087cm" svg:y="7.277cm">
          <draw:text-box>
            <text:p><text:span text:style-name="T38"><text:s text:c="3"/></text:span><text:span text:style-name="T38">reductions := </text:span><text:span text:style-name="T42">make</text:span><text:span text:style-name="T38">( []</text:span><text:span text:style-name="T42">int</text:span><text:span text:style-name="T38">, workers)</text:span></text:p>
            <text:p><text:span text:style-name="T38"><text:tab/></text:span><text:span text:style-name="T41">for</text:span><text:span text:style-name="T38"> i := </text:span><text:span text:style-name="T44">0</text:span><text:span text:style-name="T38">; i &lt; workers; i++ {</text:span></text:p>
            <text:p><text:span text:style-name="T38"><text:tab/></text:span><text:span text:style-name="T38"><text:tab/></text:span><text:span text:style-name="T38">r := &lt;- chans[i]</text:span></text:p>
            <text:p><text:span text:style-name="T38"><text:tab/></text:span><text:span text:style-name="T38"><text:tab/></text:span><text:span text:style-name="T38">reductions[i] = r</text:span></text:p>
            <text:p><text:span text:style-name="T38"><text:tab/></text:span><text:span text:style-name="T38">}</text:span></text:p>
            <text:p><text:span text:style-name="T38"><text:tab/></text:span><text:span text:style-name="T41">return</text:span><text:span text:style-name="T38"> intIntReduce(reductions, reducer)</text:span></text:p>
            <text:p><text:span text:style-name="T38">}</text:span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9" draw:text-style-name="P13" draw:layer="layout" svg:width="1.6cm" svg:height="1.494cm" svg:x="20.4cm" svg:y="15.4cm">
          <text:p text:style-name="P3"><text:span text:style-name="T45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18.4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20.6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22.8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0.8cm" svg:y1="16.8cm" svg:x2="19.6cm" svg:y2="18.2cm">
          <text:p/>
        </draw:line>
        <draw:line draw:style-name="gr10" draw:text-style-name="P3" draw:layer="layout" svg:x1="21.2cm" svg:y1="16.894cm" svg:x2="21.4cm" svg:y2="18cm">
          <text:p/>
        </draw:line>
        <draw:line draw:style-name="gr10" draw:text-style-name="P3" draw:layer="layout" svg:x1="21.8cm" svg:y1="16.6cm" svg:x2="23.8cm" svg:y2="18cm">
          <text:p/>
        </draw:line>
        <draw:frame draw:style-name="gr3" draw:text-style-name="P14" draw:layer="layout" svg:width="1.035cm" svg:height="0.962cm" svg:x="18.8cm" svg:y="19.8cm">
          <draw:text-box>
            <text:p><text:span text:style-name="T45">...</text:span></text:p>
          </draw:text-box>
        </draw:frame>
        <draw:frame draw:style-name="gr3" draw:text-style-name="P14" draw:layer="layout" svg:width="1.035cm" svg:height="0.962cm" svg:x="20.965cm" svg:y="19.8cm">
          <draw:text-box>
            <text:p><text:span text:style-name="T45">...</text:span></text:p>
          </draw:text-box>
        </draw:frame>
        <draw:frame draw:style-name="gr3" draw:text-style-name="P14" draw:layer="layout" svg:width="1.035cm" svg:height="0.962cm" svg:x="23.165cm" svg:y="19.8cm">
          <draw:text-box>
            <text:p><text:span text:style-name="T45">...</text:span></text:p>
          </draw:text-box>
        </draw:frame>
        <draw:line draw:style-name="gr10" draw:text-style-name="P3" draw:layer="layout" svg:x1="18.8cm" svg:y1="19.2cm" svg:x2="18.4cm" svg:y2="20.4cm">
          <text:p/>
        </draw:line>
        <draw:line draw:style-name="gr10" draw:text-style-name="P3" draw:layer="layout" svg:x1="19.6cm" svg:y1="19.2cm" svg:x2="19.835cm" svg:y2="20.4cm">
          <text:p/>
        </draw:line>
        <draw:line draw:style-name="gr10" draw:text-style-name="P3" draw:layer="layout" svg:x1="21cm" svg:y1="19.2cm" svg:x2="20.8cm" svg:y2="20.4cm">
          <text:p/>
        </draw:line>
        <draw:line draw:style-name="gr10" draw:text-style-name="P3" draw:layer="layout" svg:x1="21.6cm" svg:y1="19.2cm" svg:x2="22.2cm" svg:y2="20.4cm">
          <text:p/>
        </draw:line>
        <draw:line draw:style-name="gr10" draw:text-style-name="P3" draw:layer="layout" svg:x1="23.4cm" svg:y1="19.2cm" svg:x2="22.8cm" svg:y2="20.4cm">
          <text:p/>
        </draw:line>
        <draw:line draw:style-name="gr10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Go iteration:</text:p>
                <text:list>
                  <text:list-item>
                    <text:p>For <text:s/>/ Iterators / Range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 Spec <text:a xlink:href="http://golang.org/ref/spec" xlink:type="simple">http://golang.org/ref/spec</text:a></text:p>
              </text:list-item>
              <text:list-item>
                <text:p>Eleanor McHugh - Going Loopy: Iteration in Go</text:p>
                <text:p><text:a xlink:href="https://www.youtube.com/watch?v=RFIOSjkB-j8" xlink:type="simple">https://www.youtube.com/watch?v=RFIOSjkB-j8</text:a></text:p>
                <text:p><text:a xlink:href="http://www.slideshare.net/feyeleanor/presentation-28920130" xlink:type="simple">http://www.slideshare.net/feyeleanor/presentation-28920130</text:a></text:p>
              </text:list-item>
              <text:list-item>
                <text:p><text:span text:style-name="T5"><text:a xlink:href="https://stackoverflow.com/questions/12363030/read-from-initial-stdin-in-go" xlink:type="simple">https://stackoverflow.com/questions/12363030/read-from-initial-stdin-in-go</text:a></text:span></text:p>
              </text:list-item>
              <text:list-item>
                <text:p><text:span text:style-name="T5">Go Language Patterns </text:span><text:span text:style-name="T5"><text:a xlink:href="https://sites.google.com/site/gopatterns/object-oriented/iterators" xlink:type="simple">https://sites.google.com/site/gopatterns/object-oriented/iterators</text:a></text:span></text:p>
              </text:list-item>
              <text:list-item>
                <text:p><text:span text:style-name="T5">Iterators in Go </text:span><text:span text:style-name="T5"><text:a xlink:href="http://ewencp.org/blog/golang-iterators/" xlink:type="simple">http://ewencp.org/blog/golang-iterators/</text:a></text:span></text:p>
              </text:list-item>
              <text:list-item>
                <text:p><text:span text:style-name="T5">Map in Go https://groups.google.com/forum/#!topic/golang-nuts/RKymTuSCHS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els and break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bel1:</text:p>
              </text:list-item>
              <text:list-item>
                <text:p>break Label1 // break the the loop at label1</text:p>
              </text:list-item>
              <text:list-item>
                <text:p>Label2:</text:p>
              </text:list-item>
              <text:list-item>
                <text:p>continue Label2 //advance next loop with Label2 lab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to Label2 // goto Label2 if it isn't in a block</text:p>
                <text:p><text:s text:c="24"/>// must be same scope <text:s text:c="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 Channel Iterat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e <text:a xlink:href="https://sites.google.com/site/gopatterns/object-oriented/iterators" xlink:type="simple">https://sites.google.com/site/gopatterns/object-oriented/iterator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02" svg:font-family="0"/>
    <style:font-face style:name="Lohit Hindi4" svg:font-family="'Lohit Hindi'"/>
    <style:font-face style:name="Ubuntu Mono2" svg:font-family="'Ubuntu Mono'"/>
    <style:font-face style:name="01" svg:font-family="0" style:font-family-generic="roman"/>
    <style:font-face style:name="Lohit Hindi1" svg:font-family="'Lohit Hindi'" style:font-family-generic="roman"/>
    <style:font-face style:name="Ubuntu Mono1" svg:font-family="'Ubuntu Mono'" style:font-pitch="fixed"/>
    <style:font-face style:name="DejaVu Sans Mono2" svg:font-family="'DejaVu Sans Mono'" style:font-family-generic="modern" style:font-pitch="fixed"/>
    <style:font-face style:name="03" svg:font-family="0" style:font-family-generic="roman" style:font-pitch="fixed"/>
    <style:font-face style:name="Ubuntu Mono3" svg:font-family="'Ubuntu Mono'" style:font-family-generic="roman" style:font-pitch="fixed"/>
    <style:font-face style:name="Arial1" svg:font-family="Arial" style:font-pitch="variable"/>
    <style:font-face style:name="Lohit Hindi3" svg:font-family="'Lohit Hindi'" style:font-pitch="variable"/>
    <style:font-face style:name="Ubuntu1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Ubuntu Mono" svg:font-family="'Ubuntu Mono'" style:font-pitch="variable"/>
    <style:font-face style:name="DejaVu Sans Mono1" svg:font-family="'DejaVu Sans Mono'" style:font-family-generic="modern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Arial3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Hindi2" svg:font-family="'Lohit Hindi'" style:font-family-generic="system" style:font-pitch="variable"/>
  </office:font-face-decls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Lohit Hindi3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3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font-name="Lohit Hindi1" fo:font-family="'Lohit Hindi'" style:font-family-generic="roman" fo:font-size="18pt" fo:font-style="normal" fo:text-shadow="none" style:text-underline-style="none" fo:font-weight="normal" style:letter-kerning="true" style:font-name-asian="Arial3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font-name="Lohit Hindi1" fo:font-family="'Lohit Hindi'" style:font-family-generic="roman" fo:font-size="18pt" fo:font-style="normal" fo:text-shadow="none" style:text-underline-style="none" fo:font-weight="normal" style:letter-kerning="true" style:font-name-asian="Arial3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font-name="Lohit Hindi1" fo:font-family="'Lohit Hindi'" style:font-family-generic="roman" fo:font-size="18pt" fo:font-style="normal" fo:text-shadow="none" style:text-underline-style="none" fo:font-weight="normal" style:letter-kerning="true" style:font-name-asian="Arial3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Ubuntu Light1"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Ubuntu Light1"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Light1"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Ubuntu Light1"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Ubuntu Light1"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Ubuntu Light1"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4-02-25T00:46:11.124792580</dc:date>
    <dc:creator>Abram Hindle</dc:creator>
    <meta:editing-duration>P1DT21H40M33S</meta:editing-duration>
    <meta:editing-cycles>54</meta:editing-cycles>
    <meta:generator>LibreOffice/4.1.3.2$Linux_X86_64 LibreOffice_project/410m0$Build-2</meta:generator>
    <meta:document-statistic meta:object-count="225"/>
  </office:meta>
</office:document-meta>
</file>